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1" svg:font-family="'Liberation Sans', sans-serif"/>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weight="normal" officeooo:rsid="001f7b14" officeooo:paragraph-rsid="002b5f0c" style:font-weight-asian="normal" style:font-weight-complex="normal"/>
    </style:style>
    <style:style style:name="P2" style:family="paragraph" style:parent-style-name="Standard">
      <style:text-properties style:font-name="Liberation Sans" fo:font-weight="normal" officeooo:rsid="002b5f0c" officeooo:paragraph-rsid="002b5f0c" style:font-weight-asian="normal" style:font-weight-complex="normal"/>
    </style:style>
    <style:style style:name="P3" style:family="paragraph" style:parent-style-name="Standard">
      <style:text-properties style:font-name="Liberation Sans" fo:font-weight="normal" officeooo:rsid="0016f69b" officeooo:paragraph-rsid="00260d23" style:font-weight-asian="normal" style:font-weight-complex="normal"/>
    </style:style>
    <style:style style:name="P4" style:family="paragraph" style:parent-style-name="Standard">
      <style:text-properties style:font-name="Liberation Sans" fo:font-weight="normal" officeooo:rsid="00388c58" officeooo:paragraph-rsid="00388c58" style:font-weight-asian="normal" style:font-weight-complex="normal"/>
    </style:style>
    <style:style style:name="P5" style:family="paragraph" style:parent-style-name="Standard">
      <style:text-properties style:font-name="Liberation Sans" officeooo:rsid="0016f69b" officeooo:paragraph-rsid="00260d23"/>
    </style:style>
    <style:style style:name="P6" style:family="paragraph" style:parent-style-name="Standard">
      <style:text-properties style:font-name="Liberation Sans" officeooo:rsid="001f7b14" officeooo:paragraph-rsid="001f7b14"/>
    </style:style>
    <style:style style:name="P7" style:family="paragraph" style:parent-style-name="Standard">
      <style:text-properties style:font-name="Liberation Sans" officeooo:rsid="0015ce1b" officeooo:paragraph-rsid="00260d23"/>
    </style:style>
    <style:style style:name="P8" style:family="paragraph" style:parent-style-name="Standard">
      <style:text-properties style:font-name="Liberation Sans" fo:font-weight="bold" officeooo:rsid="0016f69b" officeooo:paragraph-rsid="00260d23" style:font-weight-asian="bold" style:font-weight-complex="bold"/>
    </style:style>
    <style:style style:name="P9" style:family="paragraph" style:parent-style-name="Standard">
      <style:text-properties officeooo:paragraph-rsid="001f7b14"/>
    </style:style>
    <style:style style:name="P10" style:family="paragraph" style:parent-style-name="Standard">
      <style:text-properties style:font-name="DejaVu Sans" fo:font-weight="bold" officeooo:rsid="0033d28f" officeooo:paragraph-rsid="00260d23" style:font-weight-asian="bold" style:font-weight-complex="bold"/>
    </style:style>
    <style:style style:name="P11" style:family="paragraph" style:parent-style-name="Standard">
      <style:text-properties style:font-name="DejaVu Sans" fo:font-size="11pt" fo:font-weight="bold" officeooo:rsid="00388c58" officeooo:paragraph-rsid="00388c58" style:font-size-asian="11pt" style:font-weight-asian="bold" style:font-size-complex="11pt" style:font-weight-complex="bold"/>
    </style:style>
    <style:style style:name="P12" style:family="paragraph" style:parent-style-name="Standard">
      <style:text-properties officeooo:rsid="00361451" officeooo:paragraph-rsid="00361451"/>
    </style:style>
    <style:style style:name="P13" style:family="paragraph" style:parent-style-name="Standard">
      <style:text-properties style:font-name="Liberation Sans" fo:font-weight="normal" officeooo:rsid="00361451" officeooo:paragraph-rsid="00361451" style:font-weight-asian="normal" style:font-weight-complex="normal"/>
    </style:style>
    <style:style style:name="P14" style:family="paragraph" style:parent-style-name="Standard" style:list-style-name="L1">
      <style:text-properties style:font-name="Liberation Sans" fo:font-weight="normal" officeooo:rsid="00361451" officeooo:paragraph-rsid="00361451" style:font-weight-asian="normal" style:font-weight-complex="normal"/>
    </style:style>
    <style:style style:name="P15" style:family="paragraph" style:parent-style-name="Standard" style:list-style-name="L1">
      <style:text-properties style:font-name="Liberation Sans" fo:font-weight="normal" officeooo:rsid="00361451" officeooo:paragraph-rsid="0037d9f2" style:font-weight-asian="normal" style:font-weight-complex="normal"/>
    </style:style>
    <style:style style:name="P16" style:family="paragraph" style:parent-style-name="Standard" style:list-style-name="L1">
      <style:text-properties style:font-name="Liberation Sans" fo:font-weight="normal" officeooo:rsid="0037d9f2" officeooo:paragraph-rsid="0037d9f2" style:font-weight-asian="normal" style:font-weight-complex="normal"/>
    </style:style>
    <style:style style:name="P17" style:family="paragraph" style:parent-style-name="Standard" style:list-style-name="L2">
      <style:text-properties style:font-name="Liberation Sans" fo:font-weight="normal" officeooo:rsid="0037fbe5" officeooo:paragraph-rsid="0037fbe5" style:font-weight-asian="normal" style:font-weight-complex="normal"/>
    </style:style>
    <style:style style:name="P18" style:family="paragraph" style:parent-style-name="Standard" style:list-style-name="L2">
      <style:text-properties style:font-name="Liberation Sans" fo:font-weight="normal" officeooo:rsid="00388c58" officeooo:paragraph-rsid="00388c58" style:font-weight-asian="normal" style:font-weight-complex="normal"/>
    </style:style>
    <style:style style:name="P19" style:family="paragraph" style:parent-style-name="Standard">
      <style:text-properties style:font-name="Liberation Sans" fo:font-weight="normal" officeooo:rsid="003950a3" officeooo:paragraph-rsid="003950a3" style:font-weight-asian="normal" style:font-weight-complex="normal"/>
    </style:style>
    <style:style style:name="P20" style:family="paragraph" style:parent-style-name="Standard" style:list-style-name="L1">
      <style:text-properties officeooo:paragraph-rsid="00361451"/>
    </style:style>
    <style:style style:name="P21" style:family="paragraph" style:parent-style-name="Standard" style:list-style-name="L1">
      <style:text-properties officeooo:paragraph-rsid="0037d9f2"/>
    </style:style>
    <style:style style:name="P22" style:family="paragraph" style:parent-style-name="Standard" style:list-style-name="L1">
      <style:text-properties officeooo:rsid="00361451" officeooo:paragraph-rsid="00361451"/>
    </style:style>
    <style:style style:name="P23" style:family="paragraph" style:parent-style-name="Standard" style:list-style-name="L1">
      <style:text-properties officeooo:rsid="0037d9f2" officeooo:paragraph-rsid="0037d9f2"/>
    </style:style>
    <style:style style:name="P24" style:family="paragraph" style:parent-style-name="Standard" style:list-style-name="L1">
      <style:text-properties officeooo:rsid="0037fbe5" officeooo:paragraph-rsid="0037fbe5"/>
    </style:style>
    <style:style style:name="P25" style:family="paragraph" style:parent-style-name="Standard" style:list-style-name="L2">
      <style:text-properties style:font-name="DejaVu Sans" fo:font-size="11pt" fo:font-weight="bold" officeooo:rsid="00388c58" officeooo:paragraph-rsid="00388c58" style:font-size-asian="11pt" style:font-weight-asian="bold" style:font-size-complex="11pt" style:font-weight-complex="bold"/>
    </style:style>
    <style:style style:name="P26" style:family="paragraph" style:parent-style-name="Standard" style:list-style-name="L2">
      <style:text-properties style:font-name="DejaVu Sans" fo:font-size="11pt" fo:font-weight="normal" officeooo:rsid="00388c58" officeooo:paragraph-rsid="00388c58" style:font-size-asian="11pt" style:font-weight-asian="normal" style:font-size-complex="11pt" style:font-weight-complex="normal"/>
    </style:style>
    <style:style style:name="T1" style:family="text">
      <style:text-properties style:font-name="Liberation Sans" officeooo:rsid="0011c8a9"/>
    </style:style>
    <style:style style:name="T2" style:family="text">
      <style:text-properties style:font-name="Liberation Sans" fo:font-weight="bold" style:font-weight-asian="bold" style:font-weight-complex="bold"/>
    </style:style>
    <style:style style:name="T3" style:family="text">
      <style:text-properties style:font-name="Liberation Sans" fo:font-weight="bold" officeooo:rsid="00361451" style:font-weight-asian="bold" style:font-weight-complex="bold"/>
    </style:style>
    <style:style style:name="T4" style:family="text">
      <style:text-properties style:font-name="Liberation Sans" fo:font-weight="bold" officeooo:rsid="0037d9f2" style:font-weight-asian="bold" style:font-weight-complex="bold"/>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weight="normal" officeooo:rsid="00186ced" style:font-weight-asian="normal" style:font-weight-complex="normal"/>
    </style:style>
    <style:style style:name="T7" style:family="text">
      <style:text-properties style:font-name="Liberation Sans" fo:font-weight="normal" officeooo:rsid="00361451" style:font-weight-asian="normal" style:font-weight-complex="normal"/>
    </style:style>
    <style:style style:name="T8" style:family="text">
      <style:text-properties style:font-name="Liberation Sans" fo:font-weight="normal" officeooo:rsid="0037d9f2" style:font-weight-asian="normal" style:font-weight-complex="normal"/>
    </style:style>
    <style:style style:name="T9" style:family="text">
      <style:text-properties style:font-name="Liberation Sans" fo:font-weight="normal" officeooo:rsid="0037fbe5" style:font-weight-asian="normal" style:font-weight-complex="normal"/>
    </style:style>
    <style:style style:name="T10" style:family="text">
      <style:text-properties style:font-name="Liberation Sans" officeooo:rsid="00361451"/>
    </style:style>
    <style:style style:name="T11" style:family="text">
      <style:text-properties fo:font-weight="bold" style:font-weight-asian="bold" style:font-weight-complex="bold"/>
    </style:style>
    <style:style style:name="T12" style:family="text">
      <style:text-properties fo:font-weight="bold" officeooo:rsid="0037fbe5" style:font-weight-asian="bold" style:font-weight-complex="bold"/>
    </style:style>
    <style:style style:name="T13" style:family="text">
      <style:text-properties officeooo:rsid="002b5f0c"/>
    </style:style>
    <style:style style:name="T14" style:family="text">
      <style:text-properties officeooo:rsid="00361451"/>
    </style:style>
    <style:style style:name="T15" style:family="text">
      <style:text-properties officeooo:rsid="003a296b"/>
    </style:style>
    <style:style style:name="T16" style:family="text">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he purpose of Lab </text:span><text:span text:style-name="T10">6</text:span><text:span text:style-name="T1"> is to </text:span><text:span text:style-name="T10">briefly look at connecting to a remote computer and writing a small C++ program using command line tools. </text:span></text:p>
      <text:p text:style-name="P6"/>
      <text:p text:style-name="P12"><text:span text:style-name="T6">I</text:span><text:span text:style-name="T5">t can be very useful to write and run programs on remote computers. This gives us access to hardware and software resources without having to install them on our personal computers. Texas State offers two servers to all CS students: Zeus and Eros.</text:span></text:p>
      <text:p text:style-name="P13"/>
      <text:p text:style-name="P13">You will need to connect to either Zeus or Eros to do today’s lab. To do this...</text:p>
      <text:list xml:id="list4253937489" text:style-name="L1">
        <text:list-item>
          <text:p text:style-name="P22"><text:span text:style-name="T5">from a </text:span><text:span text:style-name="T2">Windows</text:span><text:span text:style-name="T5"> computer:</text:span></text:p>
          <text:list>
            <text:list-item>
              <text:p text:style-name="P22"><text:span text:style-name="T5">Type </text:span><text:span text:style-name="T2">cmd</text:span><text:span text:style-name="T5"> in the program search bar and run the command line programs</text:span></text:p>
            </text:list-item>
            <text:list-item>
              <text:p text:style-name="P20"><text:span text:style-name="T7">Type </text:span><text:span text:style-name="T4">ssh</text:span><text:span text:style-name="T8"> </text:span><text:span text:style-name="T3">&lt;net ID&gt;@zeus.cs.txstate.edu</text:span><text:span text:style-name="T7"> to connect to Zeus</text:span></text:p>
            </text:list-item>
            <text:list-item>
              <text:p text:style-name="P14">Enter your password. Nothing will happen until you press enter. You will not see any output on the screen as you type the password.</text:p>
            </text:list-item>
            <text:list-item>
              <text:p text:style-name="P20"><text:span text:style-name="T7">OR you can </text:span><text:span text:style-name="T8">download and run</text:span><text:span text:style-name="T7"> the </text:span><text:a xlink:type="simple" xlink:href="https://www.chiark.greenend.org.uk/~sgtatham/putty/latest.html" text:style-name="Internet_20_link" text:visited-style-name="Visited_20_Internet_20_Link"><text:span text:style-name="T8">Putty</text:span></text:a><text:span text:style-name="T7"> program. Just enter zeus.cs.txstate.edu as the </text:span><text:span text:style-name="T9">Host Name</text:span><text:span text:style-name="T7">, your net ID as the username, and your password were prompted then start a session. Any computer in Derrick Hall will have Putty installed if you don’t want to install it on your own computer.</text:span></text:p>
            </text:list-item>
          </text:list>
        </text:list-item>
        <text:list-item>
          <text:p text:style-name="P22"><text:span text:style-name="T5">From a </text:span><text:span text:style-name="T2">Macintosh </text:span><text:span text:style-name="T5">computer:</text:span></text:p>
          <text:list>
            <text:list-item>
              <text:p text:style-name="P16">From the Finder select Applications→Utilities and then double click Terminal.</text:p>
            </text:list-item>
            <text:list-item>
              <text:p text:style-name="P21"><text:span text:style-name="T7">Type </text:span><text:span text:style-name="T8">ssh </text:span><text:span text:style-name="T3">&lt;net ID&gt;@zeus.cs.txstate.edu</text:span><text:span text:style-name="T7"> to connect to Zeus</text:span></text:p>
            </text:list-item>
            <text:list-item>
              <text:p text:style-name="P15">Enter your password. Nothing will happen until you press enter. You will not see any output on the screen as you type the password.</text:p>
            </text:list-item>
            <text:list-item>
              <text:p text:style-name="P21"><text:span text:style-name="T7">OR you can use the </text:span><text:span text:style-name="T8">Putty</text:span><text:span text:style-name="T7"> program </text:span><text:span text:style-name="T8">by typing </text:span><text:span text:style-name="T4">install putty </text:span><text:span text:style-name="T8">in the Terminal</text:span><text:span text:style-name="T7">. Just enter zeus.cs.txstate.edu as the </text:span><text:span text:style-name="T9">Host Name</text:span><text:span text:style-name="T7">, your net ID as the username, and your password were prompted then start a session. Any computer in Derrick Hall will have Putty installed if you don’t want to install it on your own computer.</text:span></text:p>
            </text:list-item>
          </text:list>
        </text:list-item>
        <text:list-item>
          <text:p text:style-name="P23"><text:span text:style-name="T7">F</text:span><text:span text:style-name="T5">rom a </text:span><text:span text:style-name="T2">Linux</text:span><text:span text:style-name="T5"> computer:</text:span></text:p>
          <text:list>
            <text:list-item>
              <text:p text:style-name="P16">Open the Terminal or Terminal Emulator from the program menu or press ctrl-alt-t</text:p>
            </text:list-item>
            <text:list-item>
              <text:p text:style-name="P21"><text:span text:style-name="T7">Type </text:span><text:span text:style-name="T8">ssh </text:span><text:span text:style-name="T3">&lt;net ID&gt;@zeus.cs.txstate.edu</text:span><text:span text:style-name="T7"> to connect to Zeus</text:span></text:p>
            </text:list-item>
            <text:list-item>
              <text:p text:style-name="P15">Enter your password. Nothing will happen until you press enter. You will not see any output on the screen as you type the password.</text:p>
            </text:list-item>
            <text:list-item>
              <text:p text:style-name="P24"><text:span text:style-name="T5">You can use the Putty client by typing </text:span><text:span text:style-name="T2">sudo apt install putty </text:span><text:span text:style-name="T5">in the Terminal. Then </text:span><text:span text:style-name="T7">enter zeus.cs.txstate.edu as the </text:span><text:span text:style-name="T5">Host Name</text:span><text:span text:style-name="T7">, your net ID as the username, and your password were prompted then start a session. Any computer in Derrick Hall will have Putty installed if you don’t want to install it on your own computer.</text:span></text:p>
            </text:list-item>
          </text:list>
        </text:list-item>
      </text:list>
      <text:p text:style-name="P2"/>
      <text:p text:style-name="P1"><text:span text:style-name="T14">After connecting, c</text:span><text:span text:style-name="T13">omplete these steps:</text:span></text:p>
      <text:list xml:id="list390139538" text:style-name="L2">
        <text:list-item>
          <text:p text:style-name="P17">You will be in your <text:span text:style-name="T11">home </text:span>directory when you first connect to Zeus (or Eros).Type <text:span text:style-name="T11">ls -a </text:span>to see the files and directories that are already stored in this directory.</text:p>
        </text:list-item>
        <text:list-item>
          <text:p text:style-name="P17">Type <text:span text:style-name="T11">mkdir cs1428_lab6 </text:span>to create a new directory named "cs1428_lab".</text:p>
        </text:list-item>
        <text:list-item>
          <text:p text:style-name="P17">Type <text:span text:style-name="T11">cd cs1428_lab6 </text:span>to navigate into your new directory.</text:p>
        </text:list-item>
        <text:list-item>
          <text:p text:style-name="P17">Type <text:span text:style-name="T11">nano your_lastName_lab6.cpp </text:span>with your_lastName replace by your actual last name to create a new C++ file and open it in a text editor called Nano.</text:p>
        </text:list-item>
        <text:list-item>
          <text:p text:style-name="P18">Copy this small program into your file:</text:p>
          <text:p text:style-name="P25">//<text:span text:style-name="T15">Author:</text:span></text:p>
          <text:p text:style-name="P25">//<text:span text:style-name="T15">Date:</text:span></text:p>
          <text:p text:style-name="P26"/>
          <text:p text:style-name="P25">#include&lt;iostream&gt;</text:p>
        </text:list-item>
      </text:list>
      <text:p text:style-name="P11"><text:tab/>using namespace std;</text:p>
      <text:p text:style-name="P11"><text:soft-page-break/></text:p>
      <text:p text:style-name="P11"><text:tab/>int main(){</text:p>
      <text:p text:style-name="P11"><text:tab/><text:tab/>string input;</text:p>
      <text:p text:style-name="P11"><text:tab/><text:tab/>cout &lt;&lt; "Please enter your name: ";</text:p>
      <text:p text:style-name="P11"><text:tab/><text:tab/>cin &gt;&gt; input;</text:p>
      <text:p text:style-name="P11"><text:tab/><text:tab/>cout &lt;&lt; "Hello, " &lt;&lt; input &lt;&lt; endl;</text:p>
      <text:p text:style-name="P11"><text:tab/><text:tab/>cout &lt;&lt; "Welcome to Linux!" &lt;&lt; endl;</text:p>
      <text:p text:style-name="P11"/>
      <text:p text:style-name="P11"><text:tab/><text:tab/>return 0;</text:p>
      <text:p text:style-name="P11"/>
      <text:p text:style-name="P11"><text:tab/>}</text:p>
      <text:p text:style-name="P4"><text:span text:style-name="T16"><text:tab/></text:span><text:tab/></text:p>
      <text:list xml:id="list111706901162945" text:continue-numbering="true" text:style-name="L2">
        <text:list-item>
          <text:p text:style-name="P18">Use <text:span text:style-name="T11">ctrl-o</text:span> to save your work and then <text:span text:style-name="T11">ctrl-x </text:span>to exit Nano. You should see that you are back in your cs1428_lab6 directory.</text:p>
        </text:list-item>
        <text:list-item>
          <text:p text:style-name="P18">Type <text:span text:style-name="T11">g++ -o lab6</text:span> <text:s/><text:span text:style-name="T12">your_lastName_lab6.cpp </text:span>to compile your program. This is what Code::Blocks does for you every time you build a program.</text:p>
        </text:list-item>
        <text:list-item>
          <text:p text:style-name="P18">Type <text:span text:style-name="T11">./lab6 </text:span>to run your program.</text:p>
        </text:list-item>
        <text:list-item>
          <text:p text:style-name="P18">Take a screenshot of your code running and displaying the "Welcome to Linux" message like the one in the sample output.</text:p>
        </text:list-item>
      </text:list>
      <text:p text:style-name="P3"/>
      <text:p text:style-name="P3">Sample Output:</text:p>
      <text:p text:style-name="P3"/>
      <text:p text:style-name="P8">Please enter your name: Gentry</text:p>
      <text:p text:style-name="P8">Hello, Gentry</text:p>
      <text:p text:style-name="P8">Welcome to Linux!</text:p>
      <text:p text:style-name="P10"/>
      <text:p text:style-name="P7"/>
      <text:p text:style-name="P5">You can check the Rubric to make sure that your program is correct.</text:p>
      <text:p text:style-name="P5"/>
      <text:p text:style-name="P19">Attach the screenshot of your code running on Zeus or Eros as your submission for this lab. The file can be a a .jpeg or .p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1" svg:font-family="'Liberation Sans', sans-serif"/>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08:27:14.270035285</meta:creation-date>
    <meta:generator>LibreOffice/6.4.6.2$Linux_X86_64 LibreOffice_project/40$Build-2</meta:generator>
    <dc:date>2020-10-13T11:17:05.349798737</dc:date>
    <meta:editing-duration>PT14H17M3S</meta:editing-duration>
    <meta:editing-cycles>13</meta:editing-cycles>
    <meta:document-statistic meta:table-count="0" meta:image-count="0" meta:object-count="0" meta:page-count="2" meta:paragraph-count="47" meta:word-count="665" meta:character-count="3686" meta:non-whitespace-character-count="3072"/>
  </office:meta>
</office:document-meta>
</file>